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background-color="#000000" style:font-size-asian="20pt" style:font-size-complex="20pt"/>
    </style:style>
    <style:style style:name="P2" style:family="paragraph">
      <style:paragraph-properties fo:text-align="center"/>
      <style:text-properties style:font-name="URW Gothic 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RW Gothic L" style:text-underline-style="solid" style:text-underline-width="auto" style:text-underline-color="font-color"/>
    </style:style>
    <style:style style:name="P5" style:family="paragraph">
      <style:text-properties style:font-name="URW Gothic L" fo:font-size="10pt" style:font-size-asian="10pt" style:font-size-complex="10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style:font-name="URW Gothic L" fo:font-size="10pt" style:text-underline-style="solid" style:text-underline-width="auto" style:text-underline-color="font-color" style:font-size-asian="10pt" style:font-size-complex="10pt"/>
    </style:style>
    <style:style style:name="P8" style:family="paragraph">
      <style:paragraph-properties fo:text-align="center"/>
      <style:text-properties style:font-name="URW Gothic L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style:font-name="URW Gothic L" style:text-underline-style="none"/>
    </style:style>
    <style:style style:name="T1" style:family="text">
      <style:text-properties style:font-name="URW Gothic L"/>
    </style:style>
    <style:style style:name="T2" style:family="text">
      <style:text-properties style:font-name="URW Gothic L" style:text-underline-style="solid" style:text-underline-width="auto" style:text-underline-color="font-color"/>
    </style:style>
    <style:style style:name="T3" style:family="text">
      <style:text-properties style:font-name="URW Gothic L" fo:font-size="10pt" style:font-size-asian="10pt" style:font-size-complex="10pt"/>
    </style:style>
    <style:style style:name="T4" style:family="text">
      <style:text-properties style:font-name="URW Gothic L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font-name="URW Gothic L" style:text-underline-style="none"/>
    </style:style>
    <style:style style:name="gr1" style:family="graphic">
      <style:graphic-properties svg:stroke-width="0.0201in" draw:fill="solid" draw:fill-color="#ffffff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999999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fill="solid" draw:fill-color="#ffffff" draw:opacity="0%" draw:textarea-horizontal-align="center" draw:textarea-vertical-align="middle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fill="solid" draw:fill-color="#ffffff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draw:fill="solid" draw:fill-color="#ffffff" draw:opacity="0%" draw:textarea-horizontal-align="justify" draw:textarea-vertical-align="middle" draw:auto-grow-height="false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draw:fill="solid" draw:fill-color="#999999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999999" draw:fill="solid" draw:fill-color="#999999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01in" draw:opacity="0%" draw:textarea-horizontal-align="center" draw:textarea-vertical-align="middle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ty Relationship diagram for the databases in omniPresence</text:p>
      <text:p text:style-name="Standard"><draw:ellipse text:anchor-type="paragraph" draw:z-index="3" draw:style-name="gr3" draw:text-style-name="P2" svg:width="0.7606in" svg:height="0.313in" svg:x="1.0744in" svg:y="0.1465in"><text:p text:style-name="P3"><text:span text:style-name="T1">mAC</text:span></text:p></draw:ellipse></text:p>
      <text:p text:style-name="Standard"><draw:ellipse text:anchor-type="paragraph" draw:z-index="5" draw:style-name="gr3" draw:text-style-name="P4" svg:width="0.7606in" svg:height="0.313in" svg:x="0.0744in" svg:y="0.1547in"><text:p text:style-name="P3"><text:span text:style-name="T2">Sl</text:span></text:p></draw:ellipse><draw:ellipse text:anchor-type="paragraph" draw:z-index="25" draw:style-name="gr3" draw:text-style-name="P2" svg:width="0.7606in" svg:height="0.313in" svg:x="4.9075in" svg:y="0.0591in"><text:p text:style-name="P3"><text:span text:style-name="T1">time</text:span></text:p></draw:ellipse><draw:ellipse text:anchor-type="paragraph" draw:z-index="24" draw:style-name="gr3" draw:text-style-name="P2" svg:width="0.7606in" svg:height="0.313in" svg:x="5.8972in" svg:y="0.0382in"><text:p text:style-name="P3"><text:span text:style-name="T1">sl</text:span></text:p></draw:ellipse><draw:custom-shape text:anchor-type="paragraph" draw:z-index="34" draw:style-name="gr1" draw:text-style-name="P5" svg:width="1.3441in" svg:height="0.5106in" svg:x="2.5953in" svg:y="0.111in"><text:p><text:span text:style-name="T3">SESSIONS_FO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35" draw:style-name="gr10" svg:width="0.3024in" svg:height="0.313in" svg:x="2.3764in" svg:y="0.1634in"><draw:text-box><text:p text:style-name="P3">N</text:p></draw:text-box></draw:frame><draw:frame text:anchor-type="paragraph" draw:z-index="36" draw:style-name="gr11" svg:width="0.2921in" svg:height="0.2606in" svg:x="3.939in" svg:y="0.1839in"><draw:text-box><text:p>1</text:p></draw:text-box></draw:frame><draw:ellipse text:anchor-type="paragraph" draw:z-index="132" draw:style-name="gr3" draw:text-style-name="P4" svg:width="0.7606in" svg:height="0.313in" svg:x="8.3555in" svg:y="0.078in"><text:p text:style-name="P3"><text:span text:style-name="T2">mAC</text:span></text:p></draw:ellipse><draw:ellipse text:anchor-type="paragraph" draw:z-index="134" draw:style-name="gr3" draw:text-style-name="P2" svg:width="0.7606in" svg:height="0.313in" svg:x="9.189in" svg:y="0.1047in"><text:p text:style-name="P3"><text:span text:style-name="T1">name</text:span></text:p></draw:ellipse></text:p>
      <text:p text:style-name="Standard"><draw:line text:anchor-type="paragraph" draw:z-index="28" draw:style-name="gr2" draw:text-style-name="P3" svg:x1="6.3035in" svg:y1="0.3465in" svg:x2="6.3035in" svg:y2="0.1591in"><text:p/></draw:line><draw:line text:anchor-type="paragraph" draw:z-index="29" draw:style-name="gr2" draw:text-style-name="P3" svg:x1="5.2929in" svg:y1="0.3465in" svg:x2="5.2929in" svg:y2="0.1799in"><text:p/></draw:line><draw:line text:anchor-type="paragraph" draw:z-index="30" draw:style-name="gr7" draw:text-style-name="P3" svg:x1="1.5953in" svg:y1="0.3571in" svg:x2="1.5953in" svg:y2="0.1591in"><text:p/></draw:line><draw:line text:anchor-type="paragraph" draw:z-index="31" draw:style-name="gr7" draw:text-style-name="P3" svg:x1="2.5953in" svg:y1="0.1591in" svg:x2="1.5953in" svg:y2="0.1591in"><text:p/></draw:line><draw:line text:anchor-type="paragraph" draw:z-index="32" draw:style-name="gr7" draw:text-style-name="P3" svg:x1="4.7201in" svg:y1="0.3465in" svg:x2="4.7201in" svg:y2="0.1799in"><text:p/></draw:line><draw:line text:anchor-type="paragraph" draw:z-index="33" draw:style-name="gr7" draw:text-style-name="P3" svg:x1="3.939in" svg:y1="0.1799in" svg:x2="4.7201in" svg:y2="0.1799in"><text:p/></draw:line><draw:line text:anchor-type="paragraph" draw:z-index="127" draw:style-name="gr2" draw:text-style-name="P3" svg:x1="1.4075in" svg:y1="0.3567in" svg:x2="1.4075in" svg:y2="0.0756in"><text:p/></draw:line></text:p>
      <text:p text:style-name="Standard"><draw:custom-shape text:anchor-type="paragraph" draw:z-index="2" draw:style-name="gr1" draw:text-style-name="P2" svg:width="1.1043in" svg:height="0.2815in" svg:x="0.7201in" svg:y="0.1654in"><text:p text:style-name="P3"><text:span text:style-name="T1">scanDump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" draw:style-name="gr2" draw:text-style-name="P3" svg:x1="0.4701in" svg:y1="0.0839in" svg:x2="0.4701in" svg:y2="0.2693in"><text:p/></draw:line><draw:custom-shape text:anchor-type="paragraph" draw:z-index="22" draw:style-name="gr1" draw:text-style-name="P2" svg:width="2.0315in" svg:height="0.3752in" svg:x="4.3866in" svg:y="0.1547in"><text:p text:style-name="P3"><text:span text:style-name="T1">LastDumpSession</text:span></text:p><draw:enhanced-geometry svg:viewBox="0 0 21600 21600" draw:glue-points="10800 0 0 10800 10800 21600 21600 10800" draw:type="flowchart-process" draw:enhanced-path="M 0 0 L 21600 0 21600 21600 0 21600 0 0 Z N"/></draw:custom-shape><draw:ellipse text:anchor-type="paragraph" draw:z-index="26" draw:style-name="gr3" draw:text-style-name="P2" svg:width="0.7606in" svg:height="0.313in" svg:x="6.5846in" svg:y="0.1484in"><text:p text:style-name="P3"><text:span text:style-name="T1">date</text:span></text:p></draw:ellipse><draw:ellipse text:anchor-type="paragraph" draw:z-index="133" draw:style-name="gr3" draw:text-style-name="P2" svg:width="0.7606in" svg:height="0.313in" svg:x="9.8346in" svg:y="0.1799in"><text:p text:style-name="P3"><text:span text:style-name="T1">empID</text:span></text:p></draw:ellipse><draw:line text:anchor-type="paragraph" draw:z-index="135" draw:style-name="gr2" draw:text-style-name="P3" svg:x1="8.7516in" svg:y1="0.2008in" svg:x2="8.7516in" svg:y2="0.0091in"><text:p/></draw:line><draw:line text:anchor-type="paragraph" draw:z-index="136" draw:style-name="gr2" draw:text-style-name="P3" svg:x1="9.5535in" svg:y1="0.2004in" svg:x2="9.5535in" svg:y2="0.0339in"><text:p/></draw:line></text:p>
      <text:p text:style-name="Standard"><draw:line text:anchor-type="paragraph" draw:z-index="1" draw:style-name="gr2" draw:text-style-name="P3" svg:x1="0.7201in" svg:y1="0.078in" svg:x2="0.4701in" svg:y2="0.078in"><text:p/></draw:line><draw:line text:anchor-type="paragraph" draw:z-index="16" draw:style-name="gr7" draw:text-style-name="P3" svg:x1="1.8244in" svg:y1="0.1091in" svg:x2="2.3555in" svg:y2="0.1091in"><text:p/></draw:line><draw:line text:anchor-type="paragraph" draw:z-index="17" draw:style-name="gr7" draw:text-style-name="P3" svg:x1="2.3661in" svg:y1="0.5362in" svg:x2="2.3661in" svg:y2="0.1091in"><text:p/></draw:line><draw:rect text:anchor-type="paragraph" draw:z-index="23" draw:style-name="gr4" draw:text-style-name="P3" svg:width="1.8752in" svg:height="0.2752in" svg:x="4.4598in" svg:y="0.011in"><text:p/></draw:rect><draw:line text:anchor-type="paragraph" draw:z-index="27" draw:style-name="gr2" draw:text-style-name="P3" svg:x1="6.4181in" svg:y1="0.0882in" svg:x2="6.5846in" svg:y2="0.0882in"><text:p/></draw:line><draw:line text:anchor-type="paragraph" draw:z-index="37" draw:style-name="gr7" draw:text-style-name="P3" svg:x1="2.9807in" svg:y1="1.1945in" svg:x2="2.9807in" svg:y2="0.1299in"><text:p/></draw:line><draw:line text:anchor-type="paragraph" draw:z-index="38" draw:style-name="gr7" draw:text-style-name="P3" svg:x1="4.387in" svg:y1="0.1299in" svg:x2="2.9807in" svg:y2="0.1299in"><text:p/></draw:line><draw:custom-shape text:anchor-type="paragraph" draw:z-index="126" draw:style-name="gr1" draw:text-style-name="P2" svg:width="1.1043in" svg:height="0.2815in" svg:x="8.5953in" svg:y="0.0091in"><text:p text:style-name="P3"><text:span text:style-name="T1">workersDB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9" draw:style-name="gr2" draw:text-style-name="P3" svg:x1="9.6992in" svg:y1="0.1193in" svg:x2="9.8346in" svg:y2="0.1193in"><text:p/></draw:line><draw:line text:anchor-type="paragraph" draw:z-index="144" draw:style-name="gr16" draw:text-style-name="P3" svg:x1="7.6575in" svg:y1="0.5362in" svg:x2="7.6575in" svg:y2="0.0362in"><text:p/></draw:line><draw:line text:anchor-type="paragraph" draw:z-index="140" draw:style-name="gr16" draw:text-style-name="P3" svg:x1="7.6575in" svg:y1="0.0362in" svg:x2="8.5949in" svg:y2="0.0362in"><text:p/></draw:line><draw:line text:anchor-type="paragraph" draw:z-index="168" draw:style-name="gr16" draw:text-style-name="P3" svg:x1="7.7929in" svg:y1="0.1091in" svg:x2="8.5949in" svg:y2="0.1091in"><text:p/></draw:line><draw:line text:anchor-type="paragraph" draw:z-index="169" draw:style-name="gr16" draw:text-style-name="P3" svg:x1="7.7929in" svg:y1="0.6717in" svg:x2="7.7929in" svg:y2="0.1091in"><text:p/></draw:line><draw:line text:anchor-type="paragraph" draw:z-index="183" draw:style-name="gr16" draw:text-style-name="P3" svg:x1="1.8244in" svg:y1="0.011in" svg:x2="2.6681in" svg:y2="0.011in"><text:p/></draw:line><draw:line text:anchor-type="paragraph" draw:z-index="184" draw:style-name="gr16" draw:text-style-name="P3" svg:x1="2.6681in" svg:y1="0.011in" svg:x2="2.6681in" svg:y2="0.4736in"><text:p/></draw:line></text:p>
      <text:p text:style-name="Standard"><draw:line text:anchor-type="paragraph" draw:z-index="6" draw:style-name="gr2" draw:text-style-name="P3" svg:x1="0.7827in" svg:y1="0.0634in" svg:x2="0.7827in" svg:y2="0.3445in"><text:p/></draw:line><draw:line text:anchor-type="paragraph" draw:z-index="120" draw:style-name="gr16" draw:text-style-name="P3" svg:x1="1.8244in" svg:y1="0.011in" svg:x2="3.5642in" svg:y2="0.011in"><text:p/></draw:line><draw:line text:anchor-type="paragraph" draw:z-index="121" draw:style-name="gr16" draw:text-style-name="P3" svg:x1="3.5638in" svg:y1="1.8654in" svg:x2="3.5638in" svg:y2="0.011in"><text:p/></draw:line><draw:line text:anchor-type="paragraph" draw:z-index="128" draw:style-name="gr2" draw:text-style-name="P3" svg:x1="1.3346in" svg:y1="0.3441in" svg:x2="1.3346in" svg:y2="0.063in"><text:p/></draw:line><draw:line text:anchor-type="paragraph" draw:z-index="137" draw:style-name="gr2" draw:text-style-name="P3" svg:x1="8.8244in" svg:y1="0.2236in" svg:x2="8.8244in" svg:y2="0.0984in"><text:p/></draw:line><draw:line text:anchor-type="paragraph" draw:z-index="138" draw:style-name="gr2" draw:text-style-name="P3" svg:x1="9.6264in" svg:y1="0.2295in" svg:x2="9.6264in" svg:y2="0.0984in"><text:p/></draw:line><draw:line text:anchor-type="paragraph" draw:z-index="174" draw:style-name="gr16" draw:text-style-name="P3" svg:x1="7.9492in" svg:y1="0.0445in" svg:x2="8.5949in" svg:y2="0.0445in"><text:p/></draw:line><draw:line text:anchor-type="paragraph" draw:z-index="175" draw:style-name="gr16" draw:text-style-name="P3" svg:x1="7.9492in" svg:y1="1.428in" svg:x2="7.9492in" svg:y2="0.0445in"><text:p/></draw:line></text:p>
      <text:p text:style-name="Standard"><draw:ellipse text:anchor-type="paragraph" draw:z-index="7" draw:style-name="gr3" draw:text-style-name="P2" svg:width="0.7606in" svg:height="0.313in" svg:x="0.1681in" svg:y="0.1071in"><text:p text:style-name="P3"><text:span text:style-name="T1">time</text:span></text:p></draw:ellipse><draw:frame text:anchor-type="paragraph" draw:z-index="20" draw:style-name="gr8" svg:width="0.198in" svg:height="0.2295in" svg:x="2.189in" svg:y="0.0173in"><draw:text-box><text:p text:style-name="P3">N</text:p></draw:text-box></draw:frame><draw:custom-shape text:anchor-type="paragraph" draw:z-index="14" draw:style-name="gr5" svg:width="1.0213in" svg:height="0.7189in" svg:x="1.8453in" svg:y="0.1528in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ellipse text:anchor-type="paragraph" draw:z-index="129" draw:style-name="gr3" draw:text-style-name="P2" svg:width="0.7606in" svg:height="0.313in" svg:x="1.0016in" svg:y="0.1571in"><text:p text:style-name="P3"><text:span text:style-name="T1">date</text:span></text:p></draw:ellipse><draw:ellipse text:anchor-type="paragraph" draw:z-index="130" draw:style-name="gr3" draw:text-style-name="P2" svg:width="0.7606in" svg:height="0.313in" svg:x="9.2618in" svg:y="0.0382in"><text:p text:style-name="P3"><text:span text:style-name="T1">rNad</text:span></text:p></draw:ellipse><draw:ellipse text:anchor-type="paragraph" draw:z-index="131" draw:style-name="gr3" draw:text-style-name="P2" svg:width="0.7606in" svg:height="0.313in" svg:x="8.439in" svg:y="0.0319in"><text:p text:style-name="P3"><text:span text:style-name="T1">phno</text:span></text:p></draw:ellipse><draw:line text:anchor-type="paragraph" draw:z-index="145" draw:style-name="gr16" draw:text-style-name="P3" svg:x1="4.3661in" svg:y1="0.1528in" svg:x2="7.6579in" svg:y2="0.1528in"><text:p/></draw:line><draw:line text:anchor-type="paragraph" draw:z-index="146" draw:style-name="gr7" draw:text-style-name="P3" svg:x1="4.3661in" svg:y1="0.3256in" svg:x2="4.3661in" svg:y2="0.1528in"><text:p/></draw:line><draw:frame text:anchor-type="paragraph" draw:z-index="148" draw:style-name="gr17" svg:width="0.2189in" svg:height="0.2276in" svg:x="4.1472in" svg:y="0.1528in"><draw:text-box><text:p text:style-name="P6">1</text:p></draw:text-box></draw:frame><draw:line text:anchor-type="paragraph" draw:z-index="185" draw:style-name="gr16" draw:text-style-name="P3" svg:x1="2.6681in" svg:y1="0.0902in" svg:x2="3.2724in" svg:y2="0.0902in"><text:p/></draw:line><draw:line text:anchor-type="paragraph" draw:z-index="186" draw:style-name="gr16" draw:text-style-name="P3" svg:x1="3.272in" svg:y1="0.0902in" svg:x2="3.272in" svg:y2="0.811in"><text:p/></draw:line></text:p>
      <text:p text:style-name="Standard"><draw:custom-shape text:anchor-type="paragraph" draw:z-index="15" draw:style-name="gr6" draw:text-style-name="P5" svg:width="0.8543in" svg:height="0.5835in" svg:x="1.9283in" svg:y="0.0362in"><text:p><text:span text:style-name="T3">TIMES_FO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7" draw:style-name="gr1" draw:text-style-name="P5" svg:width="1.3441in" svg:height="0.5106in" svg:x="3.7098in" svg:y="0.1339in"><text:p><text:span text:style-name="T3">PRESENT_IN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70" draw:style-name="gr16" draw:text-style-name="P3" svg:x1="5.2201in" svg:y1="0.0965in" svg:x2="7.7929in" svg:y2="0.0965in"><text:p/></draw:line><draw:line text:anchor-type="paragraph" draw:z-index="171" draw:style-name="gr16" draw:text-style-name="P3" svg:x1="5.2201in" svg:y1="0.5921in" svg:x2="5.2201in" svg:y2="0.0965in"><text:p/></draw:line></text:p>
      <text:p text:style-name="Standard"><draw:ellipse text:anchor-type="paragraph" draw:z-index="151" draw:style-name="gr3" draw:text-style-name="P4" svg:width="0.7606in" svg:height="0.313in" svg:x="9.8661in" svg:y="0.0217in"><text:p text:style-name="P3"><text:span text:style-name="T2">phno</text:span></text:p></draw:ellipse></text:p>
      <text:p text:style-name="Standard"><draw:frame text:anchor-type="paragraph" draw:z-index="42" draw:style-name="gr12" svg:width="0.1776in" svg:height="0.2421in" svg:x="2.9807in" svg:y="0.0945in"><draw:text-box><text:p text:style-name="P3">N</text:p></draw:text-box></draw:frame><draw:ellipse text:anchor-type="paragraph" draw:z-index="8" draw:style-name="gr3" draw:text-style-name="P2" svg:width="0.7606in" svg:height="0.313in" svg:x="0.1681in" svg:y="0.078in"><text:p text:style-name="P3"><text:span text:style-name="T1">hr</text:span></text:p></draw:ellipse><draw:line text:anchor-type="paragraph" draw:z-index="154" draw:style-name="gr2" draw:text-style-name="P3" svg:x1="9.4283in" svg:y1="0.0047in" svg:x2="9.8657in" svg:y2="0.0047in"><text:p/></draw:line><draw:line text:anchor-type="paragraph" draw:z-index="157" draw:style-name="gr2" draw:text-style-name="P3" svg:x1="9.4283in" svg:y1="0.3358in" svg:x2="9.4283in" svg:y2="0.0047in"><text:p/></draw:line><draw:frame text:anchor-type="paragraph" draw:z-index="177" draw:style-name="gr17" svg:width="0.2189in" svg:height="0.2276in" svg:x="5.0016in" svg:y="0.0339in"><draw:text-box><text:p text:style-name="P6">1</text:p></draw:text-box></draw:frame></text:p>
      <text:p text:style-name="Standard"><draw:line text:anchor-type="paragraph" draw:z-index="19" draw:style-name="gr7" draw:text-style-name="P3" svg:x1="2.3346in" svg:y1="0.1047in" svg:x2="2.3346in" svg:y2="0.511in"><text:p/></draw:line><draw:custom-shape text:anchor-type="paragraph" draw:z-index="44" draw:style-name="gr5" svg:width="1.0213in" svg:height="0.7189in" svg:x="2.4598in" svg:y="0.0445in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5" draw:style-name="gr6" draw:text-style-name="P5" svg:width="0.8543in" svg:height="0.5835in" svg:x="2.5429in" svg:y="0.1047in"><text:p><text:span text:style-name="T3">TIMES_FO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21" draw:style-name="gr9" svg:width="0.1878in" svg:height="0.2815in" svg:x="2.1472in" svg:y="0.0445in"><draw:text-box><text:p text:style-name="P6">1</text:p></draw:text-box></draw:frame><draw:line text:anchor-type="paragraph" draw:z-index="143" draw:style-name="gr16" draw:text-style-name="P3" svg:x1="4.3661in" svg:y1="0.0945in" svg:x2="4.3661in" svg:y2="1.5945in"><text:p/></draw:line><draw:frame text:anchor-type="paragraph" draw:z-index="149" draw:style-name="gr13" svg:width="0.1878in" svg:height="0.2921in" svg:x="4.2307in" svg:y="0.0693in"><draw:text-box><text:p text:style-name="P3">1</text:p></draw:text-box></draw:frame><draw:custom-shape text:anchor-type="paragraph" draw:z-index="150" draw:style-name="gr1" draw:text-style-name="P2" svg:width="1.1043in" svg:height="0.2815in" svg:x="8.5744in" svg:y="0.1445in"><text:p text:style-name="P3"><text:span text:style-name="T1">presentList</text:span></text:p><draw:enhanced-geometry svg:viewBox="0 0 21600 21600" draw:glue-points="10800 0 0 10800 10800 21600 21600 10800" draw:type="flowchart-process" draw:enhanced-path="M 0 0 L 21600 0 21600 21600 0 21600 0 0 Z N"/></draw:custom-shape><draw:ellipse text:anchor-type="paragraph" draw:z-index="152" draw:style-name="gr3" draw:text-style-name="P2" svg:width="0.7606in" svg:height="0.313in" svg:x="9.8866in" svg:y="0.1154in"><text:p text:style-name="P3"><text:span text:style-name="T1">date</text:span></text:p></draw:ellipse><draw:custom-shape text:anchor-type="paragraph" draw:z-index="172" draw:style-name="gr1" draw:text-style-name="P5" svg:width="1.3441in" svg:height="0.5106in" svg:x="4.5535in" svg:y="0.0173in"><text:p><text:span text:style-name="T3">ATTENDS_FO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178" draw:style-name="gr17" svg:width="0.2189in" svg:height="0.2276in" svg:x="5.7516in" svg:y="0.1071in"><draw:text-box><text:p text:style-name="P6">1</text:p></draw:text-box></draw:frame><draw:line text:anchor-type="paragraph" draw:z-index="187" draw:style-name="gr16" draw:text-style-name="P3" svg:x1="3.272in" svg:y1="0.0445in" svg:x2="3.8972in" svg:y2="0.0445in"><text:p/></draw:line><draw:line text:anchor-type="paragraph" draw:z-index="188" draw:style-name="gr16" draw:text-style-name="P3" svg:x1="3.8972in" svg:y1="0.0445in" svg:x2="3.8972in" svg:y2="0.9236in"><text:p/></draw:line></text:p>
      <text:p text:style-name="Standard"><draw:custom-shape text:anchor-type="paragraph" draw:z-index="12" draw:style-name="gr1" draw:text-style-name="P2" svg:width="1.1043in" svg:height="0.2815in" svg:x="0.4075in" svg:y="0.1154in"><text:p text:style-name="P3"><text:span text:style-name="T1">timestor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0" draw:style-name="gr2" draw:text-style-name="P3" svg:x1="0.5118in" svg:y1="0.1154in" svg:x2="0.5118in" svg:y2="0.0071in"><text:p/></draw:line><draw:rect text:anchor-type="paragraph" draw:z-index="13" draw:style-name="gr4" draw:text-style-name="P3" svg:width="0.9378in" svg:height="0.1669in" svg:x="0.4909in" svg:y="0.1736in"><text:p/></draw:rect><draw:line text:anchor-type="paragraph" draw:z-index="155" draw:style-name="gr2" draw:text-style-name="P3" svg:x1="9.6992in" svg:y1="0.0799in" svg:x2="9.8866in" svg:y2="0.0799in"><text:p/></draw:line><draw:line text:anchor-type="paragraph" draw:z-index="173" draw:style-name="gr16" draw:text-style-name="P3" svg:x1="5.8972in" svg:y1="0.0902in" svg:x2="8.5744in" svg:y2="0.0902in"><text:p/></draw:line><draw:frame text:anchor-type="paragraph" draw:z-index="181" draw:style-name="gr17" svg:width="0.2189in" svg:height="0.2276in" svg:x="7.7307in" svg:y="0.0902in"><draw:text-box><text:p text:style-name="P6">1</text:p></draw:text-box></draw:frame></text:p>
      <text:p text:style-name="Standard"><draw:line text:anchor-type="paragraph" draw:z-index="18" draw:style-name="gr7" draw:text-style-name="P3" svg:x1="1.5118in" svg:y1="0.128in" svg:x2="2.3346in" svg:y2="0.128in"><text:p/></draw:line><draw:ellipse text:anchor-type="paragraph" draw:z-index="153" draw:style-name="gr3" draw:text-style-name="P2" svg:width="0.7606in" svg:height="0.313in" svg:x="9.9075in" svg:y="0.128in"><text:p text:style-name="P3"><text:span text:style-name="T1">name</text:span></text:p></draw:ellipse><draw:line text:anchor-type="paragraph" draw:z-index="158" draw:style-name="gr2" draw:text-style-name="P3" svg:x1="9.4181in" svg:y1="0.2945in" svg:x2="9.4181in" svg:y2="0.0425in"><text:p/></draw:line><draw:custom-shape text:anchor-type="paragraph" draw:z-index="176" draw:style-name="gr1" draw:text-style-name="P5" svg:width="1.3441in" svg:height="0.5106in" svg:x="7.2827in" svg:y="0.0984in"><text:p><text:span text:style-name="T3">ABSENTS_FO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ellipse text:anchor-type="paragraph" draw:z-index="9" draw:style-name="gr3" draw:text-style-name="P2" svg:width="0.7606in" svg:height="0.313in" svg:x="0.1366in" svg:y="0.0862in"><text:p text:style-name="P3"><text:span text:style-name="T1">min</text:span></text:p></draw:ellipse><draw:line text:anchor-type="paragraph" draw:z-index="11" draw:style-name="gr2" draw:text-style-name="P3" svg:x1="0.5016in" svg:y1="0.0134in" svg:x2="0.5016in" svg:y2="0.0862in"><text:p/></draw:line><draw:line text:anchor-type="paragraph" draw:z-index="40" draw:style-name="gr7" draw:text-style-name="P3" svg:x1="1.1992in" svg:y1="0.0134in" svg:x2="1.1992in" svg:y2="0.2906in"><text:p/></draw:line><draw:line text:anchor-type="paragraph" draw:z-index="39" draw:style-name="gr7" draw:text-style-name="P3" svg:x1="2.9701in" svg:y1="0.1882in" svg:x2="2.9701in" svg:y2="0.2902in"><text:p/></draw:line><draw:frame text:anchor-type="paragraph" draw:z-index="43" draw:style-name="gr13" svg:width="0.2398in" svg:height="0.2921in" svg:x="2.9701in" svg:y="0.1134in"><draw:text-box><text:p text:style-name="P3">1</text:p></draw:text-box></draw:frame><draw:frame text:anchor-type="paragraph" draw:z-index="124" draw:style-name="gr17" svg:width="0.2189in" svg:height="0.2276in" svg:x="3.4283in" svg:y="0.1882in"><draw:text-box><text:p text:style-name="P9">1</text:p></draw:text-box></draw:frame><draw:line text:anchor-type="paragraph" draw:z-index="156" draw:style-name="gr2" draw:text-style-name="P3" svg:x1="9.439in" svg:y1="0.1028in" svg:x2="9.9079in" svg:y2="0.1028in"><text:p/></draw:line><draw:custom-shape text:anchor-type="paragraph" draw:z-index="194" draw:style-name="gr1" draw:text-style-name="P5" svg:width="1.448in" svg:height="0.5441in" svg:x="4.8764in" svg:y="0.078in"><text:p><text:span text:style-name="T3">UNIDENTIFIES_TO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93" draw:style-name="gr5" draw:text-style-name="P5" svg:width="1.7295in" svg:height="0.6921in" svg:x="4.7201in" svg:y="0.0047in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195" draw:style-name="gr17" svg:width="0.2189in" svg:height="0.2276in" svg:x="4.5638in" svg:y="0.1736in"><draw:text-box><text:p text:style-name="P6">1</text:p></draw:text-box></draw:frame><draw:frame text:anchor-type="paragraph" draw:z-index="196" draw:style-name="gr17" svg:width="0.2189in" svg:height="0.2276in" svg:x="6.2307in" svg:y="0.1756in"><draw:text-box><text:p text:style-name="P6">1</text:p></draw:text-box></draw:frame></text:p>
      <text:p text:style-name="Standard"><draw:line text:anchor-type="paragraph" draw:z-index="41" draw:style-name="gr7" draw:text-style-name="P3" svg:x1="2.9701in" svg:y1="0.0984in" svg:x2="1.1992in" svg:y2="0.0984in"><text:p/></draw:line><draw:custom-shape text:anchor-type="paragraph" draw:z-index="123" draw:style-name="gr1" draw:text-style-name="P5" svg:width="1.3441in" svg:height="0.5106in" svg:x="2.8972in" svg:y="0.1571in"><text:p><text:span text:style-name="T3">ENTRY_FO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89" draw:style-name="gr16" draw:text-style-name="P3" svg:x1="3.9075in" svg:y1="0.1571in" svg:x2="4.8866in" svg:y2="0.1571in"><text:p/></draw:line><draw:line text:anchor-type="paragraph" draw:z-index="192" draw:style-name="gr16" draw:text-style-name="P3" svg:x1="6.3244in" svg:y1="0.1571in" svg:x2="6.8142in" svg:y2="0.1571in"><text:p/></draw:line><draw:line text:anchor-type="paragraph" draw:z-index="191" draw:style-name="gr16" draw:text-style-name="P3" svg:x1="6.8138in" svg:y1="0.1571in" svg:x2="6.8138in" svg:y2="2.6673in"><text:p/></draw:line></text:p>
      <text:p text:style-name="Standard"><draw:ellipse text:anchor-type="paragraph" draw:z-index="48" draw:style-name="gr3" draw:text-style-name="P7" svg:width="0.448in" svg:height="0.2232in" svg:x="1.6472in" svg:y="0.0654in"><text:p text:style-name="P3"><text:span text:style-name="T4">rNAD</text:span></text:p></draw:ellipse><draw:ellipse text:anchor-type="paragraph" draw:z-index="65" draw:style-name="gr3" draw:text-style-name="P8" svg:width="0.7295in" svg:height="0.213in" svg:x="0.3866in" svg:y="0.1445in"><text:p text:style-name="P3"><text:span text:style-name="T3">Attend02</text:span></text:p></draw:ellipse><draw:ellipse text:anchor-type="paragraph" draw:z-index="160" draw:style-name="gr3" draw:text-style-name="P4" svg:width="0.7606in" svg:height="0.313in" svg:x="9.8764in" svg:y="0.028in"><text:p text:style-name="P3"><text:span text:style-name="T2">phno</text:span></text:p></draw:ellipse><draw:line text:anchor-type="paragraph" draw:z-index="179" draw:style-name="gr16" draw:text-style-name="P3" svg:x1="7.9598in" svg:y1="0.5941in" svg:x2="7.9598in" svg:y2="0.0339in"><text:p/></draw:line><draw:frame text:anchor-type="paragraph" draw:z-index="182" draw:style-name="gr17" svg:width="0.2189in" svg:height="0.2276in" svg:x="7.7409in" svg:y="0.0339in"><draw:text-box><text:p text:style-name="P6">1</text:p></draw:text-box></draw:frame></text:p>
      <text:p text:style-name="Standard"><draw:ellipse text:anchor-type="paragraph" draw:z-index="66" draw:style-name="gr3" draw:text-style-name="P8" svg:width="0.7295in" svg:height="0.213in" svg:x="0.0016in" svg:y="0.1654in"><text:p text:style-name="P3"><text:span text:style-name="T3">Attend03</text:span></text:p></draw:ellipse><draw:line text:anchor-type="paragraph" draw:z-index="64" draw:style-name="gr2" draw:text-style-name="P3" svg:x1="2.689in" svg:y1="1.4217in" svg:x2="0.8972in" svg:y2="0.1654in"><text:p/></draw:line><draw:ellipse text:anchor-type="paragraph" draw:z-index="49" draw:style-name="gr15" draw:text-style-name="P8" svg:width="0.7295in" svg:height="0.213in" svg:x="1.1161in" svg:y="0.0965in"><text:p text:style-name="P3"><text:span text:style-name="T3">Attend01</text:span></text:p></draw:ellipse><draw:line text:anchor-type="paragraph" draw:z-index="51" draw:style-name="gr14" draw:text-style-name="P3" svg:x1="2.835in" svg:y1="1.4217in" svg:x2="1.8453in" svg:y2="0.0965in"><text:p/></draw:line><draw:line text:anchor-type="paragraph" draw:z-index="162" draw:style-name="gr2" draw:text-style-name="P3" svg:x1="9.439in" svg:y1="0.0071in" svg:x2="9.8764in" svg:y2="0.0071in"><text:p/></draw:line><draw:line text:anchor-type="paragraph" draw:z-index="165" draw:style-name="gr2" draw:text-style-name="P3" svg:x1="9.439in" svg:y1="0.2406in" svg:x2="9.439in" svg:y2="0.0071in"><text:p/></draw:line></text:p>
      <text:p text:style-name="Standard"><draw:ellipse text:anchor-type="paragraph" draw:z-index="67" draw:style-name="gr3" draw:text-style-name="P8" svg:width="0.7295in" svg:height="0.213in" svg:x="-0.0091in" svg:y="0.1862in"><text:p text:style-name="P3"><text:span text:style-name="T3">Attend04</text:span></text:p></draw:ellipse><draw:line text:anchor-type="paragraph" draw:z-index="50" draw:style-name="gr14" draw:text-style-name="P3" svg:x1="2.7512in" svg:y1="1.2299in" svg:x2="1.5638in" svg:y2="0.1173in"><text:p/></draw:line><draw:line text:anchor-type="paragraph" draw:z-index="52" draw:style-name="gr14" draw:text-style-name="P3" svg:x1="2.5953in" svg:y1="1.2299in" svg:x2="0.7307in" svg:y2="0.1173in"><text:p/></draw:line><draw:line text:anchor-type="paragraph" draw:z-index="122" draw:style-name="gr16" draw:text-style-name="P3" svg:x1="3.5638in" svg:y1="1.2299in" svg:x2="3.5638in" svg:y2="0.0925in"><text:p/></draw:line><draw:frame text:anchor-type="paragraph" draw:z-index="125" draw:style-name="gr13" svg:width="0.1878in" svg:height="0.2921in" svg:x="3.3764in" svg:y="0.1382in"><draw:text-box><text:p text:style-name="P3">1</text:p></draw:text-box></draw:frame><draw:ellipse text:anchor-type="paragraph" draw:z-index="167" draw:style-name="gr3" draw:text-style-name="P2" svg:width="0.7606in" svg:height="0.313in" svg:x="9.8866in" svg:y="0.0339in"><text:p text:style-name="P3"><text:span text:style-name="T1">date</text:span></text:p></draw:ellipse><draw:custom-shape text:anchor-type="paragraph" draw:z-index="159" draw:style-name="gr1" draw:text-style-name="P2" svg:width="1.1043in" svg:height="0.2815in" svg:x="8.5846in" svg:y="0.0484in"><text:p text:style-name="P3"><text:span text:style-name="T1">absentList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63" draw:style-name="gr2" draw:text-style-name="P3" svg:x1="9.6992in" svg:y1="0.1717in" svg:x2="9.8866in" svg:y2="0.1717in"><text:p/></draw:line></text:p>
      <text:p text:style-name="Standard"><draw:line text:anchor-type="paragraph" draw:z-index="53" draw:style-name="gr14" draw:text-style-name="P3" svg:x1="2.5953in" svg:y1="1.1445in" svg:x2="0.7201in" svg:y2="0.1236in"><text:p/></draw:line><draw:line text:anchor-type="paragraph" draw:z-index="141" draw:style-name="gr16" draw:text-style-name="P3" svg:x1="3.8138in" svg:y1="0.061in" svg:x2="3.8138in" svg:y2="1.0382in"><text:p/></draw:line><draw:line text:anchor-type="paragraph" draw:z-index="142" draw:style-name="gr16" draw:text-style-name="P3" svg:x1="3.8138in" svg:y1="0.061in" svg:x2="4.3657in" svg:y2="0.061in"><text:p/></draw:line><draw:line text:anchor-type="paragraph" draw:z-index="166" draw:style-name="gr2" draw:text-style-name="P3" svg:x1="9.4492in" svg:y1="0.4028in" svg:x2="9.4492in" svg:y2="0.1508in"><text:p/></draw:line><draw:line text:anchor-type="paragraph" draw:z-index="180" draw:style-name="gr16" draw:text-style-name="P3" svg:x1="8.585in" svg:y1="0.0193in" svg:x2="7.9598in" svg:y2="0.0193in"><text:p/></draw:line></text:p>
      <text:p text:style-name="Standard"><draw:ellipse text:anchor-type="paragraph" draw:z-index="69" draw:style-name="gr3" draw:text-style-name="P8" svg:width="0.7295in" svg:height="0.213in" svg:x="-0.0193in" svg:y="0.0154in"><text:p text:style-name="P3"><text:span text:style-name="T3">Attend05</text:span></text:p></draw:ellipse><draw:line text:anchor-type="paragraph" draw:z-index="54" draw:style-name="gr14" draw:text-style-name="P3" svg:x1="2.5953in" svg:y1="1.0051in" svg:x2="0.7201in" svg:y2="0.1299in"><text:p/></draw:line><draw:ellipse text:anchor-type="paragraph" draw:z-index="161" draw:style-name="gr3" draw:text-style-name="P2" svg:width="0.7606in" svg:height="0.313in" svg:x="9.8661in" svg:y="0.0547in"><text:p text:style-name="P3"><text:span text:style-name="T1">name</text:span></text:p></draw:ellipse></text:p>
      <text:p text:style-name="Standard"><draw:ellipse text:anchor-type="paragraph" draw:z-index="68" draw:style-name="gr3" draw:text-style-name="P8" svg:width="0.7295in" svg:height="0.213in" svg:x="-0.0091in" svg:y="0.0362in"><text:p text:style-name="P3"><text:span text:style-name="T3">Attend06</text:span></text:p></draw:ellipse><draw:line text:anchor-type="paragraph" draw:z-index="55" draw:style-name="gr14" draw:text-style-name="P3" svg:x1="2.5953in" svg:y1="0.8862in" svg:x2="0.7201in" svg:y2="0.1571in"><text:p/></draw:line><draw:line text:anchor-type="paragraph" draw:z-index="164" draw:style-name="gr2" draw:text-style-name="P3" svg:x1="9.4492in" svg:y1="0.0193in" svg:x2="9.8657in" svg:y2="0.0193in"><text:p/></draw:line></text:p>
      <text:p text:style-name="Standard"><draw:ellipse text:anchor-type="paragraph" draw:z-index="71" draw:style-name="gr3" draw:text-style-name="P8" svg:width="0.7295in" svg:height="0.213in" svg:x="-0.0091in" svg:y="0.0571in"><text:p text:style-name="P3"><text:span text:style-name="T3">Attend07</text:span></text:p></draw:ellipse><draw:line text:anchor-type="paragraph" draw:z-index="56" draw:style-name="gr14" draw:text-style-name="P3" svg:x1="2.5953in" svg:y1="0.7465in" svg:x2="0.7201in" svg:y2="0.1736in"><text:p/></draw:line><draw:ellipse text:anchor-type="paragraph" draw:z-index="198" draw:style-name="gr3" draw:text-style-name="P4" svg:width="1.0524in" svg:height="0.313in" svg:x="8.8555in" svg:y="0.1528in"><text:p text:style-name="P3"><text:span text:style-name="T2">GuestEntry</text:span></text:p></draw:ellipse><draw:rect text:anchor-type="paragraph" draw:z-index="211" draw:style-name="gr18" draw:text-style-name="P3" svg:width="2.8961in" svg:height="0.8441in" svg:x="7.9701in" svg:y="0.1008in"><text:p/></draw:rect></text:p>
      <text:p text:style-name="Standard"><draw:ellipse text:anchor-type="paragraph" draw:z-index="70" draw:style-name="gr3" draw:text-style-name="P8" svg:width="0.7295in" svg:height="0.213in" svg:x="-0.0091in" svg:y="0.078in"><text:p text:style-name="P3"><text:span text:style-name="T3">Attend08</text:span></text:p></draw:ellipse><draw:line text:anchor-type="paragraph" draw:z-index="57" draw:style-name="gr14" draw:text-style-name="P3" svg:x1="2.5953in" svg:y1="0.6071in" svg:x2="0.7201in" svg:y2="0.1799in"><text:p/></draw:line><draw:ellipse text:anchor-type="paragraph" draw:z-index="110" draw:style-name="gr3" draw:text-style-name="P8" svg:width="0.8543in" svg:height="0.3461in" svg:x="5.6472in" svg:y="0.0339in"><text:p text:style-name="P3"><text:span text:style-name="T3">TotalAttend</text:span></text:p></draw:ellipse></text:p>
      <text:p text:style-name="Standard"><draw:ellipse text:anchor-type="paragraph" draw:z-index="77" draw:style-name="gr3" draw:text-style-name="P8" svg:width="0.7295in" svg:height="0.213in" svg:x="-0.0091in" svg:y="0.0984in"><text:p text:style-name="P3"><text:span text:style-name="T3">Attend09</text:span></text:p></draw:ellipse><draw:custom-shape text:anchor-type="paragraph" draw:z-index="47" draw:style-name="gr1" draw:text-style-name="P2" svg:width="1.6878in" svg:height="1.013in" svg:x="2.5953in" svg:y="0.0799in"><text:p text:style-name="P3"><text:span text:style-name="T1">Attendance Sheet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19" draw:style-name="gr14" draw:text-style-name="P3" svg:x1="4.2827in" svg:y1="0.426in" svg:x2="5.6472in" svg:y2="0.0508in"><text:p/></draw:line><draw:ellipse text:anchor-type="paragraph" draw:z-index="197" draw:style-name="gr3" draw:text-style-name="P4" svg:width="1.0524in" svg:height="0.313in" svg:x="8.0327in" svg:y="0.0819in"><text:p text:style-name="P3"><text:span text:style-name="T2">GuestMAC</text:span></text:p></draw:ellipse><draw:line text:anchor-type="paragraph" draw:z-index="204" draw:style-name="gr2" draw:text-style-name="P3" svg:x1="9.3764in" svg:y1="0.7508in" svg:x2="9.3764in" svg:y2="0.0819in"><text:p/></draw:line></text:p>
      <text:p text:style-name="Standard"><draw:ellipse text:anchor-type="paragraph" draw:z-index="76" draw:style-name="gr3" draw:text-style-name="P8" svg:width="0.7295in" svg:height="0.213in" svg:x="-0.0091in" svg:y="0.1193in"><text:p text:style-name="P3"><text:span text:style-name="T3">Attend10</text:span></text:p></draw:ellipse><draw:line text:anchor-type="paragraph" draw:z-index="58" draw:style-name="gr14" draw:text-style-name="P3" svg:x1="2.5953in" svg:y1="0.2756in" svg:x2="0.7201in" svg:y2="0.0465in"><text:p/></draw:line><draw:ellipse text:anchor-type="paragraph" draw:z-index="109" draw:style-name="gr3" draw:text-style-name="P8" svg:width="0.7295in" svg:height="0.213in" svg:x="5.7201in" svg:y="0.0591in"><text:p text:style-name="P3"><text:span text:style-name="T3">Attend31</text:span></text:p></draw:ellipse><draw:line text:anchor-type="paragraph" draw:z-index="118" draw:style-name="gr14" draw:text-style-name="P3" svg:x1="4.2827in" svg:y1="0.3071in" svg:x2="5.7201in" svg:y2="0.1717in"><text:p/></draw:line><draw:ellipse text:anchor-type="paragraph" draw:z-index="200" draw:style-name="gr3" draw:text-style-name="P4" svg:width="1.1878in" svg:height="0.313in" svg:x="9.6575in" svg:y="0.0319in"><text:p text:style-name="P3"><text:span text:style-name="T2">DateofEntry</text:span></text:p></draw:ellipse> <text:s text:c="170"/></text:p>
      <text:p text:style-name="Standard"><draw:ellipse text:anchor-type="paragraph" draw:z-index="75" draw:style-name="gr3" draw:text-style-name="P8" svg:width="0.7295in" svg:height="0.213in" svg:x="-0.0091in" svg:y="0.1402in"><text:p text:style-name="P3"><text:span text:style-name="T3">Attend11</text:span></text:p></draw:ellipse><draw:line text:anchor-type="paragraph" draw:z-index="59" draw:style-name="gr14" draw:text-style-name="P3" svg:x1="2.5953in" svg:y1="0.1362in" svg:x2="0.7201in" svg:y2="0.0319in"><text:p/></draw:line><draw:ellipse text:anchor-type="paragraph" draw:z-index="108" draw:style-name="gr3" draw:text-style-name="P8" svg:width="0.7295in" svg:height="0.213in" svg:x="5.7201in" svg:y="0.0799in"><text:p text:style-name="P3"><text:span text:style-name="T3">Attend30</text:span></text:p></draw:ellipse><draw:line text:anchor-type="paragraph" draw:z-index="117" draw:style-name="gr14" draw:text-style-name="P3" svg:x1="4.2827in" svg:y1="0.1882in" svg:x2="5.7201in" svg:y2="0.1673in"><text:p/></draw:line><draw:line text:anchor-type="paragraph" draw:z-index="203" draw:style-name="gr2" draw:text-style-name="P3" svg:x1="8.5744in" svg:y1="0.3673in" svg:x2="8.5744in" svg:y2="0.011in"><text:p/></draw:line><draw:line text:anchor-type="paragraph" draw:z-index="206" draw:style-name="gr2" draw:text-style-name="P3" svg:x1="10.1783in" svg:y1="0.1528in" svg:x2="10.1783in" svg:y2="0.4319in"><text:p/></draw:line></text:p>
      <text:p text:style-name="Standard"><draw:line text:anchor-type="paragraph" draw:z-index="60" draw:style-name="gr14" draw:text-style-name="P3" svg:x1="2.5953in" svg:y1="0.0173in" svg:x2="0.7201in" svg:y2="0.0693in"><text:p/></draw:line><draw:line text:anchor-type="paragraph" draw:z-index="61" draw:style-name="gr14" draw:text-style-name="P3" svg:x1="2.5953in" svg:y1="0.0693in" svg:x2="0.7201in" svg:y2="0.2673in"><text:p/></draw:line><draw:line text:anchor-type="paragraph" draw:z-index="62" draw:style-name="gr14" draw:text-style-name="P3" svg:x1="2.5953in" svg:y1="0.1217in" svg:x2="0.7307in" svg:y2="0.476in"><text:p/></draw:line><draw:line text:anchor-type="paragraph" draw:z-index="63" draw:style-name="gr14" draw:text-style-name="P3" svg:x1="2.5953in" svg:y1="0.1839in" svg:x2="0.7307in" svg:y2="0.6736in"><text:p/></draw:line><draw:ellipse text:anchor-type="paragraph" draw:z-index="74" draw:style-name="gr3" draw:text-style-name="P8" svg:width="0.7295in" svg:height="0.213in" svg:x="-0.0091in" svg:y="0.161in"><text:p text:style-name="P3"><text:span text:style-name="T3">Attend12</text:span></text:p></draw:ellipse><draw:ellipse text:anchor-type="paragraph" draw:z-index="107" draw:style-name="gr3" draw:text-style-name="P8" svg:width="0.7295in" svg:height="0.213in" svg:x="5.7201in" svg:y="0.1008in"><text:p text:style-name="P3"><text:span text:style-name="T3">Attend29</text:span></text:p></draw:ellipse><draw:line text:anchor-type="paragraph" draw:z-index="115" draw:style-name="gr14" draw:text-style-name="P3" svg:x1="4.2827in" svg:y1="0.1634in" svg:x2="5.7201in" svg:y2="0.4236in"><text:p/></draw:line><draw:line text:anchor-type="paragraph" draw:z-index="116" draw:style-name="gr14" draw:text-style-name="P3" svg:x1="4.2827in" svg:y1="0.0902in" svg:x2="5.7201in" svg:y2="0.2358in"><text:p/></draw:line><draw:custom-shape text:anchor-type="paragraph" draw:z-index="0" draw:style-name="gr1" draw:text-style-name="P2" svg:width="1.2189in" svg:height="0.4043in" svg:x="8.522in" svg:y="0.1756in"><text:p text:style-name="P2">guestwD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ellipse text:anchor-type="paragraph" draw:z-index="72" draw:style-name="gr3" draw:text-style-name="P8" svg:width="0.7295in" svg:height="0.213in" svg:x="0.0016in" svg:y="0.1819in"><text:p text:style-name="P3"><text:span text:style-name="T3">Attend13</text:span></text:p></draw:ellipse><draw:line text:anchor-type="paragraph" draw:z-index="82" draw:style-name="gr14" draw:text-style-name="P3" svg:x1="2.5953in" svg:y1="0.0756in" svg:x2="0.7307in" svg:y2="0.711in"><text:p/></draw:line><draw:line text:anchor-type="paragraph" draw:z-index="83" draw:style-name="gr14" draw:text-style-name="P3" svg:x1="2.5953in" svg:y1="0.1591in" svg:x2="0.7307in" svg:y2="0.9193in"><text:p/></draw:line><draw:ellipse text:anchor-type="paragraph" draw:z-index="106" draw:style-name="gr3" draw:text-style-name="P8" svg:width="0.7295in" svg:height="0.213in" svg:x="5.7201in" svg:y="0.1217in"><text:p text:style-name="P3"><text:span text:style-name="T3">Attend28</text:span></text:p></draw:ellipse><draw:line text:anchor-type="paragraph" draw:z-index="113" draw:style-name="gr14" draw:text-style-name="P3" svg:x1="4.2827in" svg:y1="0.1382in" svg:x2="5.7201in" svg:y2="0.6173in"><text:p/></draw:line><draw:line text:anchor-type="paragraph" draw:z-index="114" draw:style-name="gr14" draw:text-style-name="P3" svg:x1="4.2827in" svg:y1="0.0445in" svg:x2="5.7201in" svg:y2="0.4197in"><text:p/></draw:line><draw:line text:anchor-type="paragraph" draw:z-index="190" draw:style-name="gr16" draw:text-style-name="P3" svg:x1="6.8138in" svg:y1="0.1756in" svg:x2="8.522in" svg:y2="0.1756in"><text:p/></draw:line><draw:line text:anchor-type="paragraph" draw:z-index="205" draw:style-name="gr2" draw:text-style-name="P3" svg:x1="9.7409in" svg:y1="0.0484in" svg:x2="10.1783in" svg:y2="0.0484in"><text:p/></draw:line><draw:line text:anchor-type="paragraph" draw:z-index="207" draw:style-name="gr2" draw:text-style-name="P3" svg:x1="9.7409in" svg:y1="0.1839in" svg:x2="10.1783in" svg:y2="0.1839in"><text:p/></draw:line><draw:line text:anchor-type="paragraph" draw:z-index="208" draw:style-name="gr2" draw:text-style-name="P3" svg:x1="10.1783in" svg:y1="0.461in" svg:x2="10.1783in" svg:y2="0.1839in"><text:p/></draw:line> <text:s text:c="179"/></text:p>
      <text:p text:style-name="Standard"><draw:line text:anchor-type="paragraph" draw:z-index="85" draw:style-name="gr14" draw:text-style-name="P3" svg:x1="2.5953in" svg:y1="0.0925in" svg:x2="0.7307in" svg:y2="0.8843in"><text:p/></draw:line><draw:line text:anchor-type="paragraph" draw:z-index="86" draw:style-name="gr14" draw:text-style-name="P3" svg:x1="2.6992in" svg:y1="0.1339in" svg:x2="0.9283in" svg:y2="1.0004in"><text:p/></draw:line><draw:line text:anchor-type="paragraph" draw:z-index="88" draw:style-name="gr14" draw:text-style-name="P3" svg:x1="2.7512in" svg:y1="0.1339in" svg:x2="1.4909in" svg:y2="0.8839in"><text:p/></draw:line><draw:line text:anchor-type="paragraph" draw:z-index="91" draw:style-name="gr14" draw:text-style-name="P3" svg:x1="2.8453in" svg:y1="0.1339in" svg:x2="1.9701in" svg:y2="1.0004in"><text:p/></draw:line><draw:line text:anchor-type="paragraph" draw:z-index="90" draw:style-name="gr14" draw:text-style-name="P3" svg:x1="2.939in" svg:y1="0.1339in" svg:x2="2.4701in" svg:y2="0.7882in"><text:p/></draw:line><draw:line text:anchor-type="paragraph" draw:z-index="92" draw:style-name="gr14" draw:text-style-name="P3" svg:x1="3.0016in" svg:y1="0.1339in" svg:x2="3.0016in" svg:y2="1.0193in"><text:p/></draw:line><draw:line text:anchor-type="paragraph" draw:z-index="46" draw:style-name="gr14" draw:text-style-name="P3" svg:x1="3.3764in" svg:y1="0.1339in" svg:x2="3.3764in" svg:y2="0.7358in"><text:p/></draw:line><draw:line text:anchor-type="paragraph" draw:z-index="96" draw:style-name="gr14" draw:text-style-name="P3" svg:x1="3.8866in" svg:y1="0.1339in" svg:x2="3.8866in" svg:y2="1.0004in"><text:p/></draw:line><draw:line text:anchor-type="paragraph" draw:z-index="98" draw:style-name="gr2" draw:text-style-name="P3" svg:x1="3.9909in" svg:y1="0.1339in" svg:x2="4.2827in" svg:y2="0.865in"><text:p/></draw:line><draw:line text:anchor-type="paragraph" draw:z-index="99" draw:style-name="gr2" draw:text-style-name="P3" svg:x1="4.1575in" svg:y1="0.1339in" svg:x2="4.9386in" svg:y2="0.9921in"><text:p/></draw:line><draw:ellipse text:anchor-type="paragraph" draw:z-index="105" draw:style-name="gr3" draw:text-style-name="P8" svg:width="0.7295in" svg:height="0.213in" svg:x="5.7201in" svg:y="0.1425in"><text:p text:style-name="P3"><text:span text:style-name="T3">Attend27</text:span></text:p></draw:ellipse><draw:line text:anchor-type="paragraph" draw:z-index="111" draw:style-name="gr14" draw:text-style-name="P3" svg:x1="4.2827in" svg:y1="0.1339in" svg:x2="5.7201in" svg:y2="0.863in"><text:p/></draw:line><draw:line text:anchor-type="paragraph" draw:z-index="112" draw:style-name="gr14" draw:text-style-name="P3" svg:x1="4.2827in" svg:y1="0.0402in" svg:x2="5.7201in" svg:y2="0.6445in"><text:p/></draw:line></text:p>
      <text:p text:style-name="Standard"><draw:ellipse text:anchor-type="paragraph" draw:z-index="73" draw:style-name="gr3" draw:text-style-name="P8" svg:width="0.7295in" svg:height="0.213in" svg:x="0.0016in" svg:y="0.011in"><text:p text:style-name="P3"><text:span text:style-name="T3">Attend14</text:span></text:p></draw:ellipse><draw:ellipse text:anchor-type="paragraph" draw:z-index="104" draw:style-name="gr3" draw:text-style-name="P8" svg:width="0.7295in" svg:height="0.213in" svg:x="5.7201in" svg:y="0.1634in"><text:p text:style-name="P3"><text:span text:style-name="T3">Attend26</text:span></text:p></draw:ellipse><draw:ellipse text:anchor-type="paragraph" draw:z-index="201" draw:style-name="gr3" draw:text-style-name="P2" svg:width="1.2713in" svg:height="0.3713in" svg:x="9.4181in" svg:y="0.078in"><text:p text:style-name="P3"><text:span text:style-name="T1">NameOfGuest</text:span></text:p></draw:ellipse><draw:line text:anchor-type="paragraph" draw:z-index="209" draw:style-name="gr2" draw:text-style-name="P3" svg:x1="9.2929in" svg:y1="0.0047in" svg:x2="9.2929in" svg:y2="0.6358in"><text:p/></draw:line><draw:line text:anchor-type="paragraph" draw:z-index="210" draw:style-name="gr2" draw:text-style-name="P3" svg:x1="8.5846in" svg:y1="0.0047in" svg:x2="8.5846in" svg:y2="0.3236in"><text:p/></draw:line></text:p>
      <text:p text:style-name="Standard"><draw:ellipse text:anchor-type="paragraph" draw:z-index="84" draw:style-name="gr3" draw:text-style-name="P8" svg:width="0.7295in" svg:height="0.213in" svg:x="0.0016in" svg:y="0.0319in"><text:p text:style-name="P3"><text:span text:style-name="T3">Attend10</text:span></text:p></draw:ellipse><draw:ellipse text:anchor-type="paragraph" draw:z-index="103" draw:style-name="gr3" draw:text-style-name="P8" svg:width="0.7295in" svg:height="0.213in" svg:x="5.7201in" svg:y="0.1839in"><text:p text:style-name="P3"><text:span text:style-name="T3">Attend25</text:span></text:p></draw:ellipse><draw:ellipse text:anchor-type="paragraph" draw:z-index="199" draw:style-name="gr3" draw:text-style-name="P10" svg:width="1.0524in" svg:height="0.313in" svg:x="7.8661in" svg:y="0.1319in"><text:p text:style-name="P3"><text:span text:style-name="T5">GuestExit</text:span></text:p></draw:ellipse></text:p>
      <text:p text:style-name="Standard"><draw:ellipse text:anchor-type="paragraph" draw:z-index="81" draw:style-name="gr3" draw:text-style-name="P8" svg:width="0.7295in" svg:height="0.213in" svg:x="0.0016in" svg:y="0.0528in"><text:p text:style-name="P3"><text:span text:style-name="T3">Attend11</text:span></text:p></draw:ellipse><draw:ellipse text:anchor-type="paragraph" draw:z-index="94" draw:style-name="gr3" draw:text-style-name="P8" svg:width="0.7295in" svg:height="0.213in" svg:x="3.0535in" svg:y="0.161in"><text:p text:style-name="P3"><text:span text:style-name="T3">Attend19</text:span></text:p></draw:ellipse></text:p>
      <text:p text:style-name="Standard"><draw:ellipse text:anchor-type="paragraph" draw:z-index="80" draw:style-name="gr3" draw:text-style-name="P8" svg:width="0.7295in" svg:height="0.213in" svg:x="0.0016in" svg:y="0.0736in"><text:p text:style-name="P3"><text:span text:style-name="T3">Attend12</text:span></text:p></draw:ellipse><draw:ellipse text:anchor-type="paragraph" draw:z-index="78" draw:style-name="gr3" draw:text-style-name="P8" svg:width="0.7295in" svg:height="0.213in" svg:x="1.1681in" svg:y="0.1173in"><text:p text:style-name="P3"><text:span text:style-name="T3">Attend15</text:span></text:p></draw:ellipse><draw:ellipse text:anchor-type="paragraph" draw:z-index="89" draw:style-name="gr3" draw:text-style-name="P8" svg:width="0.7295in" svg:height="0.213in" svg:x="2.2201in" svg:y="0.0217in"><text:p text:style-name="P3"><text:span text:style-name="T3">Attend17</text:span></text:p></draw:ellipse><draw:ellipse text:anchor-type="paragraph" draw:z-index="97" draw:style-name="gr3" draw:text-style-name="P8" svg:width="0.7295in" svg:height="0.213in" svg:x="3.939in" svg:y="0.0984in"><text:p text:style-name="P3"><text:span text:style-name="T3">Attend21</text:span></text:p></draw:ellipse><draw:ellipse text:anchor-type="paragraph" draw:z-index="102" draw:style-name="gr3" draw:text-style-name="P8" svg:width="0.7295in" svg:height="0.213in" svg:x="5.7201in" svg:y="0.0134in"><text:p text:style-name="P3"><text:span text:style-name="T3">Attend24</text:span></text:p></draw:ellipse><draw:ellipse text:anchor-type="paragraph" draw:z-index="202" draw:style-name="gr3" draw:text-style-name="P2" svg:width="1.0524in" svg:height="0.313in" svg:x="8.7618in" svg:y="0.061in"><text:p text:style-name="P3"><text:span text:style-name="T1">OtherDetails</text:span></text:p></draw:ellipse></text:p>
      <text:p text:style-name="Standard"><draw:ellipse text:anchor-type="paragraph" draw:z-index="79" draw:style-name="gr3" draw:text-style-name="P8" svg:width="0.7295in" svg:height="0.213in" svg:x="0.522in" svg:y="0.0425in"><text:p text:style-name="P3"><text:span text:style-name="T3">Attend14</text:span></text:p></draw:ellipse><draw:ellipse text:anchor-type="paragraph" draw:z-index="87" draw:style-name="gr3" draw:text-style-name="P8" svg:width="0.7295in" svg:height="0.213in" svg:x="1.8138in" svg:y="0.0425in"><text:p text:style-name="P3"><text:span text:style-name="T3">Attend16</text:span></text:p></draw:ellipse><draw:ellipse text:anchor-type="paragraph" draw:z-index="93" draw:style-name="gr3" draw:text-style-name="P8" svg:width="0.7295in" svg:height="0.213in" svg:x="2.5429in" svg:y="0.0425in"><text:p text:style-name="P3"><text:span text:style-name="T3">Attend18</text:span></text:p></draw:ellipse><draw:ellipse text:anchor-type="paragraph" draw:z-index="95" draw:style-name="gr3" draw:text-style-name="P8" svg:width="0.7295in" svg:height="0.213in" svg:x="3.272in" svg:y="0.0425in"><text:p text:style-name="P3"><text:span text:style-name="T3">Attend20</text:span></text:p></draw:ellipse><draw:ellipse text:anchor-type="paragraph" draw:z-index="100" draw:style-name="gr3" draw:text-style-name="P8" svg:width="0.7295in" svg:height="0.213in" svg:x="4.6055in" svg:y="0.0339in"><text:p text:style-name="P3"><text:span text:style-name="T3">Attend22</text:span></text:p></draw:ellipse><draw:ellipse text:anchor-type="paragraph" draw:z-index="101" draw:style-name="gr3" draw:text-style-name="P8" svg:width="0.7295in" svg:height="0.213in" svg:x="5.3346in" svg:y="0.0339in"><text:p text:style-name="P3"><text:span text:style-name="T3">Attend23</text:span></text:p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8957in" fo:margin-bottom="0.4547in" fo:margin-left="0.4583in" fo:margin-right="0.473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8T09:20:01</meta:creation-date>
    <dc:date>2009-04-16T11:02:12</dc:date>
    <meta:editing-duration>PT08H38M37S</meta:editing-duration>
    <meta:editing-cycles>41</meta:editing-cycles>
    <meta:generator>OpenOffice.org/3.0$Linux OpenOffice.org_project/300m21$Build-9319</meta:generator>
    <meta:document-statistic meta:table-count="0" meta:image-count="0" meta:object-count="0" meta:page-count="1" meta:paragraph-count="3" meta:word-count="8" meta:character-count="412"/>
    <meta:user-defined meta:name="Info 1"/>
    <meta:user-defined meta:name="Info 2"/>
    <meta:user-defined meta:name="Info 3"/>
    <meta:user-defined meta:name="Info 4"/>
  </office:meta>
</office:document-meta>
</file>